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78f" officeooo:paragraph-rsid="000ae78f"/>
    </style:style>
    <style:style style:name="P2" style:family="paragraph" style:parent-style-name="Preformatted_20_Text">
      <style:text-properties fo:color="#a9b7c6" style:font-name="DejaVu Sans Mono" officeooo:rsid="000ae78f" officeooo:paragraph-rsid="000ae78f"/>
    </style:style>
    <style:style style:name="P3" style:family="paragraph" style:parent-style-name="Preformatted_20_Text">
      <style:text-properties fo:color="#a9b7c6" style:font-name="DejaVu Sans Mono" officeooo:paragraph-rsid="000ae78f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a9b7c6" style:font-name="DejaVu Sans Mono" officeooo:paragraph-rsid="000ae78f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a9b7c6" style:font-name="DejaVu Sans Mono" officeooo:rsid="000ae78f" officeooo:paragraph-rsid="000ae78f"/>
    </style:style>
    <style:style style:name="P7" style:family="paragraph" style:parent-style-name="Preformatted_20_Text">
      <style:text-properties fo:color="#808080" style:font-name="DejaVu Sans Mono"/>
    </style:style>
    <style:style style:name="P8" style:family="paragraph" style:parent-style-name="Preformatted_20_Text">
      <style:text-properties fo:color="#a9b7c6"/>
    </style:style>
    <style:style style:name="P9" style:family="paragraph" style:parent-style-name="Preformatted_20_Text">
      <style:text-properties fo:color="#a9b7c6" style:font-name="DejaVu Sans Mono"/>
    </style:style>
    <style:style style:name="P10" style:family="paragraph" style:parent-style-name="Preformatted_20_Text">
      <style:text-properties fo:color="#a9b7c6" style:font-name="DejaVu Sans Mono" officeooo:paragraph-rsid="000ae78f"/>
    </style:style>
    <style:style style:name="P11" style:family="paragraph" style:parent-style-name="Preformatted_20_Text">
      <style:text-properties fo:color="#a9b7c6" style:font-name="DejaVu Sans Mono" officeooo:rsid="000ae78f" officeooo:paragraph-rsid="000ae78f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808080" style:font-name="DejaVu Sans Mono" fo:font-size="14pt" style:font-size-asian="14pt" style:font-size-complex="14pt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a9b7c6" style:font-name="DejaVu Sans Mono" fo:font-size="14pt" style:font-size-asian="14pt" style:font-size-complex="14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808080" style:font-name="DejaVu Sans Mono" fo:font-size="14pt" officeooo:paragraph-rsid="000ae78f" style:font-size-asian="14pt" style:font-size-complex="14pt"/>
    </style:style>
    <style:style style:name="P15" style:family="paragraph" style:parent-style-name="Predeterminad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size="14pt" style:font-size-asian="14pt" style:font-size-complex="14pt"/>
    </style:style>
    <style:style style:name="P16" style:family="paragraph" style:parent-style-name="Predeterminad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size="14pt" officeooo:rsid="000ae78f" officeooo:paragraph-rsid="000ae78f" style:font-size-asian="14pt" style:font-size-complex="14pt"/>
    </style:style>
    <style:style style:name="P17" style:family="paragraph" style:parent-style-name="Predeterminad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size="14pt" fo:font-weight="normal" style:font-size-asian="14pt" style:font-weight-asian="normal" style:font-size-complex="14pt"/>
    </style:style>
    <style:style style:name="P18" style:family="paragraph" style:parent-style-name="Predeterminado">
      <style:paragraph-properties fo:margin-left="0cm" fo:margin-right="0cm" fo:margin-top="0cm" fo:margin-bottom="0cm" loext:contextual-spacing="false" style:line-height-at-least="0.353cm" fo:text-indent="0cm" style:auto-text-indent="false" fo:padding="0.074cm" fo:border-left="none" fo:border-right="none" fo:border-top="none" fo:border-bottom="0.06pt solid #000000" style:join-border="false"/>
      <style:text-properties fo:font-size="14pt" style:font-size-asian="14pt" style:font-size-complex="14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normal" style:font-weight-asian="normal"/>
    </style:style>
    <style:style style:name="T3" style:family="text">
      <style:text-properties style:font-name="Liberation Sans1" fo:font-size="14pt" fo:font-weight="normal" style:font-size-asian="14pt" style:font-weight-asian="normal" style:font-size-complex="14pt"/>
    </style:style>
    <style:style style:name="T4" style:family="text">
      <style:text-properties fo:color="#cc7832"/>
    </style:style>
    <style:style style:name="T5" style:family="text">
      <style:text-properties fo:color="#cc7832" style:font-name="Liberation Sans1"/>
    </style:style>
    <style:style style:name="T6" style:family="text">
      <style:text-properties fo:color="#cc7832" style:font-name="Liberation Sans1" fo:font-weight="normal" style:font-weight-asian="normal"/>
    </style:style>
    <style:style style:name="T7" style:family="text">
      <style:text-properties fo:color="#cc7832" style:font-name="Liberation Sans1" fo:font-size="14pt" style:font-size-asian="14pt" style:font-size-complex="14pt"/>
    </style:style>
    <style:style style:name="T8" style:family="text">
      <style:text-properties fo:color="#cc7832" style:font-name="Liberation Sans1" fo:font-size="14pt" fo:font-weight="normal" style:font-size-asian="14pt" style:font-weight-asian="normal" style:font-size-complex="14pt"/>
    </style:style>
    <style:style style:name="T9" style:family="text">
      <style:text-properties fo:color="#cc7832" style:font-name="Liberation Sans1" fo:font-size="14pt" fo:font-weight="normal" officeooo:rsid="000ae78f" style:font-size-asian="14pt" style:font-weight-asian="normal" style:font-size-complex="14pt"/>
    </style:style>
    <style:style style:name="T10" style:family="text">
      <style:text-properties fo:color="#cc7832" officeooo:rsid="000ae78f"/>
    </style:style>
    <style:style style:name="T11" style:family="text">
      <style:text-properties fo:color="#cc7832" style:font-name="DejaVu Sans Mono"/>
    </style:style>
    <style:style style:name="T12" style:family="text">
      <style:text-properties fo:color="#9876aa"/>
    </style:style>
    <style:style style:name="T13" style:family="text">
      <style:text-properties fo:color="#9876aa" fo:font-style="italic"/>
    </style:style>
    <style:style style:name="T14" style:family="text">
      <style:text-properties fo:color="#9876aa" style:font-name="Liberation Sans1" fo:font-size="14pt" style:font-size-asian="14pt" style:font-size-complex="14pt"/>
    </style:style>
    <style:style style:name="T15" style:family="text">
      <style:text-properties fo:color="#9876aa" style:font-name="DejaVu Sans Mono"/>
    </style:style>
    <style:style style:name="T16" style:family="text">
      <style:text-properties fo:color="#9876aa" style:font-name="DejaVu Sans Mono" fo:font-style="italic"/>
    </style:style>
    <style:style style:name="T17" style:family="text">
      <style:text-properties fo:color="#6897bb"/>
    </style:style>
    <style:style style:name="T18" style:family="text">
      <style:text-properties fo:color="#ffc66d"/>
    </style:style>
    <style:style style:name="T19" style:family="text">
      <style:text-properties fo:color="#ffc66d" style:font-name="Liberation Sans1" fo:font-size="14pt" style:font-size-asian="14pt" style:font-size-complex="14pt"/>
    </style:style>
    <style:style style:name="T20" style:family="text">
      <style:text-properties fo:color="#ffc66d" style:font-name="Liberation Sans1" fo:font-size="14pt" fo:font-weight="normal" style:font-size-asian="14pt" style:font-weight-asian="normal" style:font-size-complex="14pt"/>
    </style:style>
    <style:style style:name="T21" style:family="text">
      <style:text-properties fo:color="#ffc66d" style:font-name="Liberation Sans1" fo:font-size="14pt" fo:font-weight="normal" officeooo:rsid="000ae78f" style:font-size-asian="14pt" style:font-weight-asian="normal" style:font-size-complex="14pt"/>
    </style:style>
    <style:style style:name="T22" style:family="text">
      <style:text-properties fo:color="#ffc66d" officeooo:rsid="000ae78f"/>
    </style:style>
    <style:style style:name="T23" style:family="text">
      <style:text-properties style:font-name="DejaVu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Clase SoloBici:</text:span></text:p>
      <text:p text:style-name="P13"><text:span text:style-name="T5"/></text:p>
      <text:p text:style-name="P5"><text:span text:style-name="T4">private </text:span>Button <text:span text:style-name="T12">bJuego</text:span><text:span text:style-name="T4">;</text:span></text:p>
      <text:p text:style-name="P5"><text:span text:style-name="T7">private Button </text:span><text:span text:style-name="T14">bAcercaDe</text:span><text:span text:style-name="T7">;</text:span></text:p>
      <text:p text:style-name="P5"><text:span text:style-name="T7">public void </text:span><text:span text:style-name="T19">lanzarJuego</text:span><text:span text:style-name="T7">()</text:span></text:p>
      <text:p text:style-name="P5"><text:span text:style-name="T7">public final void </text:span><text:span text:style-name="T19">lanzarAcercaDe</text:span><text:span text:style-name="T7">()</text:span></text:p>
      <text:p text:style-name="P15"><text:span text:style-name="T1"/></text:p>
      <text:p text:style-name="P17"/>
      <text:p text:style-name="P15"><text:tab/></text:p>
      <text:p text:style-name="P18"><text:span text:style-name="T2"/></text:p>
      <text:p text:style-name="P15"><text:span text:style-name="T2"/></text:p>
      <text:p text:style-name="P16"><text:span text:style-name="T2">Clase VistaJuego</text:span></text:p>
      <text:p text:style-name="P12"><text:span text:style-name="T2"/></text:p>
      <text:p text:style-name="P3"><text:span text:style-name="T4"/></text:p>
      <text:p text:style-name="P14"><text:span text:style-name="T6">// <text:s/>COCHES //</text:span></text:p>
      <text:p text:style-name="P14"><text:span text:style-name="T6"/></text:p>
      <text:p text:style-name="P3"><text:span text:style-name="T4">private </text:span>Vector&lt;Grafico&gt; <text:span text:style-name="T12">Coches</text:span><text:span text:style-name="T4">;</text:span></text:p>
      <text:p text:style-name="P9"><text:span text:style-name="T4">private int </text:span><text:span text:style-name="T12">numCoches </text:span>= <text:span text:style-name="T17">5</text:span><text:span text:style-name="T4">;</text:span></text:p>
      <text:p text:style-name="P9"><text:span text:style-name="T4">private int </text:span><text:span text:style-name="T12">numMotos </text:span>= <text:span text:style-name="T17">3</text:span><text:span text:style-name="T4">;</text:span></text:p>
      <text:p text:style-name="P9"><text:span text:style-name="T4"/></text:p>
      <text:p text:style-name="P7">// BICI //</text:p>
      <text:p text:style-name="P9"><text:span text:style-name="T4">private </text:span>Grafico <text:span text:style-name="T12">bici</text:span><text:span text:style-name="T4">;</text:span></text:p>
      <text:p text:style-name="P9"><text:span text:style-name="T4">private int </text:span><text:span text:style-name="T12">giroBici</text:span><text:span text:style-name="T4">;</text:span></text:p>
      <text:p text:style-name="P9"><text:span text:style-name="T4">private float </text:span><text:span text:style-name="T12">aceleracionBici</text:span><text:span text:style-name="T4">;</text:span></text:p>
      <text:p text:style-name="P9"><text:span text:style-name="T4">private static final int </text:span><text:span text:style-name="T13">PASO_GIRO_BICI </text:span>= <text:span text:style-name="T17">5</text:span><text:span text:style-name="T4">;</text:span></text:p>
      <text:p text:style-name="P4"><text:span text:style-name="T4">private static final float </text:span><text:span text:style-name="T13">PASO_ACELERACION_BICI </text:span>= <text:span text:style-name="T17">0.5f</text:span><text:span text:style-name="T4">;</text:span></text:p>
      <text:p text:style-name="P5"><text:span text:style-name="T4">public </text:span><text:span text:style-name="T18">VistaJuego</text:span><text:span text:style-name="T4">(Context contexto, AttributeSet atributos)</text:span></text:p>
      <text:p text:style-name="P5"><text:span text:style-name="T10">protected void </text:span><text:span text:style-name="T22">onSizeChanged</text:span><text:span text:style-name="T10">(int w, int h, int oldw, int oldh)</text:span></text:p>
      <text:p text:style-name="P5"><text:span text:style-name="T10">protected void </text:span><text:span text:style-name="T22">onDraw</text:span><text:span text:style-name="T10">(Canvas canvas)</text:span></text:p>
      <text:p text:style-name="P5"><text:span text:style-name="T10">protected synchronized void </text:span><text:span text:style-name="T22">actualizaMovimiento</text:span><text:span text:style-name="T10">()</text:span></text:p>
      <text:p text:style-name="P5"><text:span text:style-name="T10"/></text:p>
      <text:p text:style-name="P4"><text:span text:style-name="T4"/></text:p>
      <text:p text:style-name="P4"><text:span text:style-name="T4">private class HiloJuego extends Thread</text:span></text:p>
      <text:p text:style-name="P4"><text:span text:style-name="T4"/></text:p>
      <text:p text:style-name="P15"><text:span text:style-name="T2"/></text:p>
      <text:p text:style-name="P15"><text:span text:style-name="T2"/></text:p>
      <text:p text:style-name="P1"><text:soft-page-break/><text:span text:style-name="T3">Clase Grafico:</text:span></text:p>
      <text:p text:style-name="P1"><text:span text:style-name="T3"/></text:p>
      <text:p text:style-name="P3"><text:span text:style-name="T4"/></text:p>
      <text:p text:style-name="P2"><text:span text:style-name="T4">private Drawable </text:span><text:span text:style-name="T12">drawable</text:span><text:span text:style-name="T4">;</text:span></text:p>
      <text:p text:style-name="P9"><text:span text:style-name="T4">private double </text:span><text:span text:style-name="T12">posX</text:span><text:span text:style-name="T4">, </text:span><text:span text:style-name="T12">posY</text:span><text:span text:style-name="T4">;</text:span></text:p>
      <text:p text:style-name="P9"><text:span text:style-name="T4">private double </text:span><text:span text:style-name="T12">incX</text:span><text:span text:style-name="T4">, </text:span><text:span text:style-name="T12">incY</text:span><text:span text:style-name="T4">;</text:span></text:p>
      <text:p text:style-name="P9"><text:span text:style-name="T4">private int </text:span><text:span text:style-name="T12">angulo</text:span><text:span text:style-name="T4">, </text:span><text:span text:style-name="T12">rotacion</text:span><text:span text:style-name="T4">;</text:span></text:p>
      <text:p text:style-name="P9"><text:span text:style-name="T4">private int </text:span><text:span text:style-name="T12">ancho</text:span><text:span text:style-name="T4">, </text:span><text:span text:style-name="T12">alto</text:span><text:span text:style-name="T4">;</text:span></text:p>
      <text:p text:style-name="P4"><text:span text:style-name="T4">private int </text:span><text:span text:style-name="T12">radioColision</text:span><text:span text:style-name="T4">;</text:span></text:p>
      <text:p text:style-name="P4"><text:span text:style-name="T4">public </text:span><text:span text:style-name="T18">Grafico</text:span><text:span text:style-name="T4">(View view, Drawable drawable)</text:span></text:p>
      <text:p text:style-name="P4"><text:span text:style-name="T4">public void </text:span><text:span text:style-name="T18">dibujaGrafico</text:span><text:span text:style-name="T4">(Canvas canvas)</text:span></text:p>
      <text:p text:style-name="P4"><text:span text:style-name="T4">public void </text:span><text:span text:style-name="T18">incrementaPos</text:span><text:span text:style-name="T4">()</text:span></text:p>
      <text:p text:style-name="P4"><text:span text:style-name="T4">public void </text:span><text:span text:style-name="T18">setIncX </text:span><text:span text:style-name="T4">(double incX){</text:span></text:p>
      <text:p text:style-name="P8"><text:s text:c="4"/><text:span text:style-name="T11">this</text:span><text:span text:style-name="T23">.</text:span><text:span text:style-name="T15">incX </text:span><text:span text:style-name="T23">= incX</text:span><text:span text:style-name="T11">;</text:span></text:p>
      <text:p text:style-name="P9">}</text:p>
      <text:p text:style-name="P9"><text:span text:style-name="T4">public double </text:span><text:span text:style-name="T18">getIncX</text:span>(){</text:p>
      <text:p text:style-name="P8"><text:s text:c="4"/><text:span text:style-name="T11">return </text:span><text:span text:style-name="T15">incX</text:span><text:span text:style-name="T11">;</text:span></text:p>
      <text:p text:style-name="P9">}</text:p>
      <text:p text:style-name="P9"><text:span text:style-name="T4">public void </text:span><text:span text:style-name="T18">setIncY </text:span>(<text:span text:style-name="T4">double </text:span>incY){</text:p>
      <text:p text:style-name="P8"><text:s text:c="4"/><text:span text:style-name="T11">this</text:span><text:span text:style-name="T23">.</text:span><text:span text:style-name="T15">incY </text:span><text:span text:style-name="T23">= incY</text:span><text:span text:style-name="T11">;</text:span></text:p>
      <text:p text:style-name="P9">}</text:p>
      <text:p text:style-name="P9"><text:span text:style-name="T4">public double </text:span><text:span text:style-name="T18">getIncY</text:span>(){</text:p>
      <text:p text:style-name="P8"><text:s text:c="4"/><text:span text:style-name="T11">return </text:span><text:span text:style-name="T15">incY</text:span><text:span text:style-name="T11">;</text:span></text:p>
      <text:p text:style-name="P9">}</text:p>
      <text:p text:style-name="P9"><text:span text:style-name="T4">public void </text:span><text:span text:style-name="T18">setAngulo </text:span>(<text:span text:style-name="T4">int </text:span>angulo){</text:p>
      <text:p text:style-name="P8"><text:s text:c="4"/><text:span text:style-name="T11">this</text:span><text:span text:style-name="T23">.</text:span><text:span text:style-name="T15">angulo </text:span><text:span text:style-name="T23">= angulo</text:span><text:span text:style-name="T11">;</text:span></text:p>
      <text:p text:style-name="P9">}</text:p>
      <text:p text:style-name="P9"><text:span text:style-name="T4">public int </text:span><text:span text:style-name="T18">getAngulo</text:span>(){</text:p>
      <text:p text:style-name="P8"><text:s text:c="4"/><text:span text:style-name="T11">return </text:span><text:span text:style-name="T15">angulo</text:span><text:span text:style-name="T11">;</text:span></text:p>
      <text:p text:style-name="P9">}</text:p>
      <text:p text:style-name="P9"><text:span text:style-name="T4">public void </text:span><text:span text:style-name="T18">setRotacion </text:span>(<text:span text:style-name="T4">int </text:span>rotacion){</text:p>
      <text:p text:style-name="P8"><text:s text:c="4"/><text:span text:style-name="T11">this</text:span><text:span text:style-name="T23">.</text:span><text:span text:style-name="T15">rotacion </text:span><text:span text:style-name="T23">= rotacion</text:span><text:span text:style-name="T11">;</text:span></text:p>
      <text:p text:style-name="P9">}</text:p>
      <text:p text:style-name="P9"><text:span text:style-name="T4">public int </text:span><text:span text:style-name="T18">getRotacion</text:span>(){</text:p>
      <text:p text:style-name="P8"><text:s text:c="4"/><text:span text:style-name="T11">return </text:span><text:span text:style-name="T15">rotacion</text:span><text:span text:style-name="T11">;</text:span></text:p>
      <text:p text:style-name="P9">}</text:p>
      <text:p text:style-name="P9"><text:span text:style-name="T4">public void </text:span><text:span text:style-name="T18">setPosX </text:span>(<text:span text:style-name="T4">double </text:span>posX){</text:p>
      <text:p text:style-name="P8"><text:s text:c="4"/><text:span text:style-name="T11">this</text:span><text:span text:style-name="T23">.</text:span><text:span text:style-name="T15">posX </text:span><text:span text:style-name="T23">= posX</text:span><text:span text:style-name="T11">;</text:span></text:p>
      <text:p text:style-name="P9">}</text:p>
      <text:p text:style-name="P9"><text:span text:style-name="T4">public double </text:span><text:span text:style-name="T18">getPosX</text:span>(){</text:p>
      <text:p text:style-name="P8"><text:s text:c="4"/><text:span text:style-name="T11">return </text:span><text:span text:style-name="T15">posX</text:span><text:span text:style-name="T11">;</text:span></text:p>
      <text:p text:style-name="P9">}</text:p>
      <text:p text:style-name="P9"><text:span text:style-name="T4">public void </text:span><text:span text:style-name="T18">setPosY </text:span>(<text:span text:style-name="T4">double </text:span>posY){</text:p>
      <text:p text:style-name="P8"><text:s text:c="4"/><text:span text:style-name="T11">this</text:span><text:span text:style-name="T23">.</text:span><text:span text:style-name="T15">posY </text:span><text:span text:style-name="T23">= posY</text:span><text:span text:style-name="T11">;</text:span></text:p>
      <text:p text:style-name="P9">}</text:p>
      <text:p text:style-name="P9"><text:span text:style-name="T4">public double </text:span><text:span text:style-name="T18">getPosY</text:span>(){</text:p>
      <text:p text:style-name="P8"><text:soft-page-break/><text:s text:c="4"/><text:span text:style-name="T11">return </text:span><text:span text:style-name="T15">posY</text:span><text:span text:style-name="T11">;</text:span></text:p>
      <text:p text:style-name="P9">}</text:p>
      <text:p text:style-name="P9"><text:span text:style-name="T4">public int </text:span><text:span text:style-name="T18">getAncho</text:span>() {</text:p>
      <text:p text:style-name="P8"><text:s text:c="4"/><text:span text:style-name="T11">return </text:span><text:span text:style-name="T15">ancho</text:span><text:span text:style-name="T11">;</text:span></text:p>
      <text:p text:style-name="P9">}</text:p>
      <text:p text:style-name="P9"><text:span text:style-name="T4">public int </text:span><text:span text:style-name="T18">getAlto</text:span>(){</text:p>
      <text:p text:style-name="P8"><text:s text:c="4"/><text:span text:style-name="T11">return </text:span><text:span text:style-name="T15">alto</text:span><text:span text:style-name="T11">;</text:span></text:p>
      <text:p text:style-name="P9">}</text:p>
      <text:p text:style-name="P9"><text:span text:style-name="T4">public static int </text:span><text:span text:style-name="T18">getMaxVelocidad</text:span>(){</text:p>
      <text:p text:style-name="P8"><text:s text:c="4"/><text:span text:style-name="T11">return </text:span><text:span text:style-name="T16">MAX_VELOCIDAD</text:span><text:span text:style-name="T11">;</text:span></text:p>
      <text:p text:style-name="P4">}</text:p>
      <text:p text:style-name="P4"><text:span text:style-name="T4">public double </text:span><text:span text:style-name="T18">distancia</text:span><text:span text:style-name="T4">(Grafico g)</text:span></text:p>
      <text:p text:style-name="P4"><text:span text:style-name="T4">public boolean </text:span><text:span text:style-name="T18">verificaColision</text:span><text:span text:style-name="T4">(Grafico g)</text:span></text:p>
      <text:p text:style-name="P4"><text:span text:style-name="T4">public static double </text:span><text:span text:style-name="T18">distanciaE</text:span><text:span text:style-name="T4">(double x, double y, double x2, double y2)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1"><text:s/><text:span text:style-name="T3">Clase Juego:</text:span></text:p>
      <text:p text:style-name="P1"><text:span text:style-name="T3"/></text:p>
      <text:p text:style-name="P5"><text:span text:style-name="T9">public void </text:span><text:span text:style-name="T21">onCreate</text:span><text:span text:style-name="T9">(Bundle savedInstanceState)</text:span></text:p>
      <text:p text:style-name="P2"/>
      <text:p text:style-name="P1"><text:span text:style-name="T3">Clase AcercaDe:</text:span></text:p>
      <text:p text:style-name="P1"><text:span text:style-name="T3"/></text:p>
      <text:p text:style-name="P6"><text:span text:style-name="T8">public void </text:span><text:span text:style-name="T20">onCreate</text:span><text:span text:style-name="T8">(Bundle savedInstanceSta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3:25:27.888920137</meta:creation-date>
    <dc:date>2018-11-26T13:35:52.720690353</dc:date>
    <meta:editing-duration>PT10M26S</meta:editing-duration>
    <meta:editing-cycles>1</meta:editing-cycles>
    <meta:document-statistic meta:table-count="0" meta:image-count="0" meta:object-count="0" meta:page-count="3" meta:paragraph-count="84" meta:word-count="264" meta:character-count="1959" meta:non-whitespace-character-count="1715"/>
    <meta:generator>LibreOffice/5.1.6.2$Linux_X86_64 LibreOffice_project/10m0$Build-2</meta:generator>
  </office:meta>
</office:document-meta>
</file>